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b811" officeooo:paragraph-rsid="0004b811"/>
    </style:style>
    <style:style style:name="P2" style:family="paragraph" style:parent-style-name="Standard">
      <style:text-properties officeooo:paragraph-rsid="0004b811"/>
    </style:style>
    <style:style style:name="P3" style:family="paragraph" style:parent-style-name="Standard">
      <style:text-properties officeooo:rsid="00063116" officeooo:paragraph-rsid="00063116"/>
    </style:style>
    <style:style style:name="P4" style:family="paragraph" style:parent-style-name="Standard">
      <style:text-properties officeooo:rsid="00067db3" officeooo:paragraph-rsid="00067db3"/>
    </style:style>
    <style:style style:name="P5" style:family="paragraph" style:parent-style-name="Standard">
      <style:text-properties officeooo:rsid="00081e32" officeooo:paragraph-rsid="00081e32"/>
    </style:style>
    <style:style style:name="P6" style:family="paragraph" style:parent-style-name="Standard">
      <style:text-properties officeooo:paragraph-rsid="00090c36"/>
    </style:style>
    <style:style style:name="P7" style:family="paragraph" style:parent-style-name="Standard">
      <style:text-properties officeooo:rsid="00090c36" officeooo:paragraph-rsid="00090c36"/>
    </style:style>
    <style:style style:name="P8" style:family="paragraph" style:parent-style-name="Standard">
      <style:text-properties officeooo:rsid="000a0fe1" officeooo:paragraph-rsid="000a0fe1"/>
    </style:style>
    <style:style style:name="P9" style:family="paragraph" style:parent-style-name="Standard">
      <style:text-properties officeooo:paragraph-rsid="000a0fe1"/>
    </style:style>
    <style:style style:name="P10" style:family="paragraph" style:parent-style-name="Standard">
      <style:text-properties officeooo:paragraph-rsid="000d872e"/>
    </style:style>
    <style:style style:name="T1" style:family="text">
      <style:text-properties officeooo:rsid="0004b811"/>
    </style:style>
    <style:style style:name="T2" style:family="text">
      <style:text-properties officeooo:rsid="00063116"/>
    </style:style>
    <style:style style:name="T3" style:family="text">
      <style:text-properties officeooo:rsid="00067db3"/>
    </style:style>
    <style:style style:name="T4" style:family="text">
      <style:text-properties officeooo:rsid="00081e32"/>
    </style:style>
    <style:style style:name="T5" style:family="text">
      <style:text-properties officeooo:rsid="00090c36"/>
    </style:style>
    <style:style style:name="T6" style:family="text">
      <style:text-properties officeooo:rsid="000a0fe1"/>
    </style:style>
    <style:style style:name="T7" style:family="text">
      <style:text-properties officeooo:rsid="000d872e"/>
    </style:style>
    <style:style style:name="T8" style:family="text">
      <style:text-properties style:text-position="super 58%" officeooo:rsid="000d872e"/>
    </style:style>
    <style:style style:name="T9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commands :</text:p>
      <text:p text:style-name="P1"/>
      <text:p text:style-name="P1">1. git –help : List out the git commands availale</text:p>
      <text:p text:style-name="P1"/>
      <text:p text:style-name="P1">2. git –help &lt;command&gt; : Provides help on the given command.</text:p>
      <text:p text:style-name="P1"/>
      <text:p text:style-name="P2"><text:span text:style-name="T1">3.. git add path/filename <text:s text:c="4"/>: <text:s/>git add command adds the file or files to the staging state dosen’t </text:span></text:p>
      <text:p text:style-name="P2"><text:s text:c="47"/><text:span text:style-name="T2">commit.</text:span></text:p>
      <text:p text:style-name="P2"><text:s text:c="5"/><text:span text:style-name="T1">git add –all/-A</text:span></text:p>
      <text:p text:style-name="P2"><text:s text:c="5"/></text:p>
      <text:p text:style-name="P2"><text:s text:c="5"/><text:span text:style-name="T1">git add –update</text:span></text:p>
      <text:p text:style-name="P2"><text:s text:c="4"/></text:p>
      <text:p text:style-name="P2"><text:s text:c="5"/><text:span text:style-name="T1">git add <text:s/>file1 file2 file3</text:span></text:p>
      <text:p text:style-name="P2"/>
      <text:p text:style-name="P3">4. <text:span text:style-name="T3">git branch -a : Lists all the branches .</text:span></text:p>
      <text:p text:style-name="P3"/>
      <text:p text:style-name="P4">5.git checkout parentpath/filename <text:s/>: <text:span text:style-name="T4">undo all changes made .</text:span></text:p>
      <text:p text:style-name="P4"><text:s text:c="2"/></text:p>
      <text:p text:style-name="P4"><text:s text:c="2"/><text:span text:style-name="T4">git checkout master</text:span></text:p>
      <text:p text:style-name="P4"/>
      <text:p text:style-name="P4"/>
      <text:p text:style-name="P5">6. git clone “link” - clones /downloads the repository in local repositroy.</text:p>
      <text:p text:style-name="P5"/>
      <text:p text:style-name="P6"><text:span text:style-name="T4">7. git commit <text:s text:c="4"/>: <text:s text:c="8"/></text:span>Check-in (commit) local staged "working" files into local repository.</text:p>
      <text:p text:style-name="P6"><text:s text:c="37"/>Files must <text:s/>be staged for commit using <text:s/><text:span text:style-name="T5">git</text:span><text:span text:style-name="Teletype"><text:span text:style-name="T5"> add</text:span></text:span> Files are recursively </text:p>
      <text:p text:style-name="P6"><text:s text:c="37"/>located and committed into the local git repository. </text:p>
      <text:p text:style-name="P5"><text:s text:c="3"/></text:p>
      <text:p text:style-name="P5"><text:s text:c="4"/>git <text:s/>commit -m “message”</text:p>
      <text:p text:style-name="P5"><text:s text:c="2"/></text:p>
      <text:p text:style-name="P5"><text:s text:c="3"/>git commit dir-path/filename</text:p>
      <text:p text:style-name="P5"/>
      <text:p text:style-name="P5"/>
      <text:p text:style-name="P7">8. <text:s/><text:span text:style-name="T6">git status : gives a current status of the staged files-whether commited or not.</text:span></text:p>
      <text:p text:style-name="P7"/>
      <text:p text:style-name="P8">9. git push origin master : pushes the commited files to the repository.</text:p>
      <text:p text:style-name="P8"/>
      <text:p text:style-name="P9"><text:span text:style-name="T6">10. g</text:span><text:span text:style-name="Emphasis">it pull</text:span> [&lt;options&gt;] [&lt;repository&gt; [&lt;refspec&gt;…​]] -<text:span text:style-name="T7">1</text:span><text:span text:style-name="T8">st</text:span><text:span text:style-name="T7"> git pull calls git merge .It </text:span>will fetch and replay the changes from the remote <text:span text:style-name="Source_20_Text">master</text:span> branch since it diverged from the local <text:span text:style-name="Source_20_Text">master</text:span> (i.e., <text:span text:style-name="Source_20_Text">E</text:span>) until its current commit (<text:span text:style-name="Source_20_Text">C</text:span>) on top of <text:span text:style-name="Source_20_Text">master</text:span> and record the result in a new commit along with the names of the two parent commits and a log message from the user describing the changes.</text:p>
      <text:p text:style-name="P9"/>
      <text:p text:style-name="P10"><text:span text:style-name="T7">11.git merge <text:s/>--continue: <text:s text:c="4"/></text:span>Incorporates changes from the named commits (since the </text:p>
      <text:p text:style-name="P10"><text:s text:c="45"/>time their <text:s/>histories diverged from the current branch) </text:p>
      <text:p text:style-name="P10"><text:s text:c="5"/><text:span text:style-name="T7">git merge --abort</text:span> <text:s text:c="12"/>into the current <text:s/>branch. 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4:02:09.521703917</meta:creation-date>
    <dc:date>2018-09-11T18:07:21.839894097</dc:date>
    <meta:editing-duration>PT1H24M10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28" meta:word-count="190" meta:character-count="1712" meta:non-whitespace-character-count="950"/>
  </office:meta>
</office:document-meta>
</file>